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0.552in"/>
    </style:style>
    <style:style style:name="co3" style:family="table-column">
      <style:table-column-properties fo:break-before="auto" style:column-width="0.4165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0.5102in"/>
    </style:style>
    <style:style style:name="co7" style:family="table-column">
      <style:table-column-properties fo:break-before="auto" style:column-width="0.8228in"/>
    </style:style>
    <style:style style:name="co8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2.1354in"/>
    </style:style>
    <style:style style:name="co10" style:family="table-column">
      <style:table-column-properties fo:break-before="auto" style:column-width="1.4063in"/>
    </style:style>
    <style:style style:name="co11" style:family="table-column">
      <style:table-column-properties fo:break-before="auto" style:column-width="0.9272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1.6457in"/>
    </style:style>
    <style:style style:name="co14" style:family="table-column">
      <style:table-column-properties fo:break-before="auto" style:column-width="0.6146in"/>
    </style:style>
    <style:style style:name="co15" style:family="table-column">
      <style:table-column-properties fo:break-before="auto" style:column-width="1.5937in"/>
    </style:style>
    <style:style style:name="co16" style:family="table-column">
      <style:table-column-properties fo:break-before="auto" style:column-width="0.5835in"/>
    </style:style>
    <style:style style:name="co17" style:family="table-column">
      <style:table-column-properties fo:break-before="auto" style:column-width="0.8752in"/>
    </style:style>
    <style:style style:name="co18" style:family="table-column">
      <style:table-column-properties fo:break-before="auto" style:column-width="0.7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" style:font-name-asian="Iskoola Pota" style:font-name-complex="Iskoola Pota"/>
    </style:style>
    <style:style style:name="ce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" style:font-name-asian="Iskoola Pota" style:font-name-complex="Iskoola Pota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006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nhala-07-t1-rev-ep3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ෂණ</text:p>
          </table:table-cell>
          <table:table-cell office:value-type="string" calcext:value-type="string">
            <text:p>ප්‍රශ්න සහ පිළිතුරු සාකච්ඡා කිරීම.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nhala-07-t1-rev-ep3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ෂණ</text:p>
          </table:table-cell>
          <table:table-cell office:value-type="string" calcext:value-type="string">
            <text:p>ප්‍රශ්න සහ පිළිතුරු සාකච්ඡා කිරීම.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nhala-07-t1-rev-ep3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ෂණ</text:p>
          </table:table-cell>
          <table:table-cell office:value-type="string" calcext:value-type="string">
            <text:p>ප්‍රශ්න සහ පිළිතුරු සාකච්ඡා කිරීම.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nhala-07-t2-rev-ep3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ෂණ</text:p>
          </table:table-cell>
          <table:table-cell office:value-type="string" calcext:value-type="string">
            <text:p>ප්‍රශ්න සහ පිළිතුරු සාකච්ඡා කිරීම.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nhala-07-t2-rev-ep3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ෂණ</text:p>
          </table:table-cell>
          <table:table-cell office:value-type="string" calcext:value-type="string">
            <text:p>ප්‍රශ්න සහ පිළිතුරු සාකච්ඡා කිරීම.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nhala-07-t2-rev-ep3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ෂණ</text:p>
          </table:table-cell>
          <table:table-cell office:value-type="string" calcext:value-type="string">
            <text:p>ප්‍රශ්න සහ පිළිතුරු සාකච්ඡා කිරීම.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nhala-07-t3-rev-ep3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ෂණ</text:p>
          </table:table-cell>
          <table:table-cell office:value-type="string" calcext:value-type="string">
            <text:p>ප්‍රශ්න සහ පිළිතුරු සාකච්ඡා කිරීම.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nhala-07-t3-rev-ep3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ෂණ</text:p>
          </table:table-cell>
          <table:table-cell office:value-type="string" calcext:value-type="string">
            <text:p>ප්‍රශ්න සහ පිළිතුරු සාකච්ඡා කිරීම.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nhala-07-t3-rev-ep3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ෂණ</text:p>
          </table:table-cell>
          <table:table-cell office:value-type="string" calcext:value-type="string">
            <text:p>ප්‍රශ්න සහ පිළිතුරු සාකච්ඡා කිරීම.</text:p>
          </table:table-cell>
          <table:table-cell table:number-columns-repeated="1014"/>
        </table:table-row>
        <table:table-row table:style-name="ro2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time-style style:name="N121">
      <number:hours/>
      <number:text>:</number:text>
      <number:minutes number:style="long"/>
      <number:text>:</number:text>
      <number:second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23T15:37:17.336974641</dc:date>
    <meta:editing-cycles>38</meta:editing-cycles>
    <meta:editing-duration>PT1H41M51S</meta:editing-duration>
    <meta:document-statistic meta:table-count="1" meta:cell-count="90" meta:object-count="0"/>
  </office:meta>
</office:document-meta>
</file>